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install nvidia-cuda-toolk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8:10:12.085070864</meta:creation-date>
    <dc:date>2024-04-29T18:10:50.677247887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36" meta:non-whitespace-character-count="33"/>
    <meta:generator>LibreOffice/6.4.7.2$Linux_X86_64 LibreOffice_project/40$Build-2</meta:generator>
  </office:meta>
</office:document-meta>
</file>